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H</mi>
      <mrow>
        <mfenced open="∣" close="〉">
          <mrow>
            <mo stretchy="false">ψ</mo>
          </mrow>
        </mfenced>
        <mo stretchy="false">=</mo>
        <mi>W</mi>
      </mrow>
      <mfenced open="∣" close="〉">
        <mrow>
          <mo stretchy="false">ψ</mo>
        </mrow>
      </mfenced>
      <mi/>
      <mtext>;</mtext>
      <mi/>
      <mrow>
        <mrow>
          <mo stretchy="false">〈</mo>
          <mrow>
            <mrow>
              <mo stretchy="false">ψ</mo>
            </mrow>
            <mo stretchy="false">∣</mo>
            <mrow>
              <mo stretchy="false">ψ</mo>
            </mrow>
          </mrow>
          <mo stretchy="false">〉</mo>
        </mrow>
        <mo stretchy="false">=</mo>
        <mn>1</mn>
      </mrow>
    </mrow>
    <annotation encoding="StarMath 5.0">H left lline %ipsi right rangle =
W left lline %ipsi right rangle `";"~
langle %ipsi mline %ipsi rangle = 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21:31:33.803000000</meta:creation-date>
    <meta:generator>LibreOffice/4.1.4.2$Windows_x86 LibreOffice_project/0a0440ccc0227ad9829de5f46be37cfb6edcf72</meta:generator>
  </office:meta>
</office:document-meta>
</file>